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7292in" table:align="left"/>
    </style:style>
    <style:style style:name="Table1.A" style:family="table-column">
      <style:table-column-properties style:column-width="0.9875in"/>
    </style:style>
    <style:style style:name="Table1.B" style:family="table-column">
      <style:table-column-properties style:column-width="0.5542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8125in"/>
    </style:style>
    <style:style style:name="Table1.G" style:family="table-column">
      <style:table-column-properties style:column-width="1.1875in"/>
    </style:style>
    <style:style style:name="Table1.H" style:family="table-column">
      <style:table-column-properties style:column-width="1.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1625in" fo:margin-left="-0.1229in" table:align="left"/>
    </style:style>
    <style:style style:name="Table2.A" style:family="table-column">
      <style:table-column-properties style:column-width="1.36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981ff" officeooo:paragraph-rsid="000981ff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03e9c" officeooo:paragraph-rsid="00103e9c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05b2a0" officeooo:paragraph-rsid="0005b2a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0eed7d"/>
    </style:style>
    <style:style style:name="P7" style:family="paragraph" style:parent-style-name="Text_20_body">
      <style:paragraph-properties fo:margin-top="0in" fo:margin-bottom="0in" style:contextual-spacing="false"/>
      <style:text-properties fo:font-size="2pt" officeooo:rsid="00103e9c" officeooo:paragraph-rsid="00103e9c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2pt" officeooo:rsid="0011b6c3" officeooo:paragraph-rsid="0011b6c3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09d3f9" officeooo:paragraph-rsid="0009d3f9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0d9dc7" officeooo:paragraph-rsid="000d9dc7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0eed7d" officeooo:paragraph-rsid="000eed7d"/>
    </style:style>
    <style:style style:name="P13" style:family="paragraph" style:parent-style-name="Text_20_body">
      <style:text-properties officeooo:rsid="00197e01" officeooo:paragraph-rsid="00197e01"/>
    </style:style>
    <style:style style:name="P14" style:family="paragraph" style:parent-style-name="Text_20_body">
      <style:text-properties officeooo:rsid="00160be1" officeooo:paragraph-rsid="00160be1"/>
    </style:style>
    <style:style style:name="P15" style:family="paragraph" style:parent-style-name="Text_20_body">
      <style:text-properties officeooo:rsid="00172c53" officeooo:paragraph-rsid="00172c53"/>
    </style:style>
    <style:style style:name="P16" style:family="paragraph" style:parent-style-name="Text_20_body">
      <style:text-properties officeooo:rsid="00176e90" officeooo:paragraph-rsid="00176e90"/>
    </style:style>
    <style:style style:name="P17" style:family="paragraph" style:parent-style-name="Text_20_body">
      <style:text-properties officeooo:rsid="001ee800" officeooo:paragraph-rsid="001ee800"/>
    </style:style>
    <style:style style:name="P18" style:family="paragraph" style:parent-style-name="Text_20_body">
      <style:text-properties officeooo:rsid="002061a2" officeooo:paragraph-rsid="002061a2"/>
    </style:style>
    <style:style style:name="P19" style:family="paragraph" style:parent-style-name="Text_20_body">
      <style:text-properties officeooo:rsid="0021f72d" officeooo:paragraph-rsid="0021f72d"/>
    </style:style>
    <style:style style:name="P20" style:family="paragraph" style:parent-style-name="Text_20_body">
      <style:text-properties officeooo:rsid="0022ffd1" officeooo:paragraph-rsid="0022ffd1"/>
    </style:style>
    <style:style style:name="P21" style:family="paragraph" style:parent-style-name="Text_20_body">
      <style:text-properties officeooo:rsid="0023e3e0" officeooo:paragraph-rsid="0023e3e0"/>
    </style:style>
    <style:style style:name="P22" style:family="paragraph" style:parent-style-name="Heading_20_1">
      <style:paragraph-properties fo:margin-top="0in" fo:margin-bottom="0in" style:contextual-spacing="false"/>
    </style:style>
    <style:style style:name="P23" style:family="paragraph" style:parent-style-name="Heading_20_1">
      <style:paragraph-properties fo:margin-top="0in" fo:margin-bottom="0in" style:contextual-spacing="false" fo:break-before="page"/>
      <style:text-properties officeooo:rsid="000981ff" officeooo:paragraph-rsid="000981ff"/>
    </style:style>
    <style:style style:name="P24" style:family="paragraph" style:parent-style-name="Heading_20_1" style:list-style-name="">
      <style:paragraph-properties fo:margin-top="0in" fo:margin-bottom="0in" style:contextual-spacing="false"/>
      <style:text-properties officeooo:rsid="00103e9c" officeooo:paragraph-rsid="00103e9c"/>
    </style:style>
    <style:style style:name="P25" style:family="paragraph" style:parent-style-name="Heading_20_1">
      <style:paragraph-properties fo:margin-top="0in" fo:margin-bottom="0in" style:contextual-spacing="false" fo:break-before="page"/>
      <style:text-properties officeooo:rsid="00103e9c" officeooo:paragraph-rsid="00103e9c"/>
    </style:style>
    <style:style style:name="P26" style:family="paragraph" style:parent-style-name="Heading_20_1">
      <style:paragraph-properties fo:break-before="page"/>
      <style:text-properties officeooo:rsid="00172c53" officeooo:paragraph-rsid="00172c53"/>
    </style:style>
    <style:style style:name="P27" style:family="paragraph" style:parent-style-name="Heading_20_1">
      <style:paragraph-properties fo:break-before="page"/>
      <style:text-properties officeooo:rsid="002061a2" officeooo:paragraph-rsid="002061a2"/>
    </style:style>
    <style:style style:name="P28" style:family="paragraph" style:parent-style-name="Heading_20_1">
      <style:paragraph-properties fo:break-before="page"/>
      <style:text-properties officeooo:rsid="0023ec3d" officeooo:paragraph-rsid="0023ec3d"/>
    </style:style>
    <style:style style:name="P29" style:family="paragraph" style:parent-style-name="Heading_20_1">
      <style:text-properties officeooo:rsid="00265687" officeooo:paragraph-rsid="00265687"/>
    </style:style>
    <style:style style:name="P30" style:family="paragraph" style:parent-style-name="Heading_20_2">
      <style:paragraph-properties fo:margin-top="0in" fo:margin-bottom="0in" style:contextual-spacing="false"/>
    </style:style>
    <style:style style:name="P31" style:family="paragraph" style:parent-style-name="Heading_20_2">
      <style:paragraph-properties fo:margin-top="0in" fo:margin-bottom="0in" style:contextual-spacing="false"/>
      <style:text-properties officeooo:rsid="0005b2a0" officeooo:paragraph-rsid="00063fb8"/>
    </style:style>
    <style:style style:name="P32" style:family="paragraph" style:parent-style-name="Heading_20_2">
      <style:paragraph-properties fo:margin-top="0in" fo:margin-bottom="0in" style:contextual-spacing="false"/>
      <style:text-properties officeooo:paragraph-rsid="000eed7d"/>
    </style:style>
    <style:style style:name="P33" style:family="paragraph" style:parent-style-name="Heading_20_2">
      <style:paragraph-properties fo:margin-top="0in" fo:margin-bottom="0in" style:contextual-spacing="false"/>
      <style:text-properties fo:font-size="2pt" officeooo:rsid="00103e9c" officeooo:paragraph-rsid="00103e9c" style:font-size-asian="20pt" style:font-size-complex="20pt"/>
    </style:style>
    <style:style style:name="P34" style:family="paragraph" style:parent-style-name="Heading_20_2">
      <style:text-properties fo:font-size="2pt" style:font-size-asian="20pt" style:font-size-complex="20pt"/>
    </style:style>
    <style:style style:name="P35" style:family="paragraph" style:parent-style-name="Heading_20_2">
      <style:paragraph-properties fo:margin-top="0in" fo:margin-bottom="0in" style:contextual-spacing="false"/>
      <style:text-properties officeooo:rsid="00103e9c" officeooo:paragraph-rsid="00103e9c"/>
    </style:style>
    <style:style style:name="P36" style:family="paragraph" style:parent-style-name="Heading_20_2">
      <style:text-properties officeooo:rsid="0011b6c3" officeooo:paragraph-rsid="0011b6c3"/>
    </style:style>
    <style:style style:name="P37" style:family="paragraph" style:parent-style-name="Heading_20_2">
      <style:paragraph-properties fo:margin-top="0in" fo:margin-bottom="0in" style:contextual-spacing="false"/>
      <style:text-properties officeooo:rsid="001297e4" officeooo:paragraph-rsid="001297e4"/>
    </style:style>
    <style:style style:name="P38" style:family="paragraph" style:parent-style-name="Heading_20_2">
      <style:paragraph-properties fo:margin-top="0in" fo:margin-bottom="0in" style:contextual-spacing="false"/>
      <style:text-properties officeooo:rsid="001297e4" officeooo:paragraph-rsid="0013fefc"/>
    </style:style>
    <style:style style:name="P39" style:family="paragraph" style:parent-style-name="Heading_20_2">
      <style:text-properties officeooo:rsid="00197e01" officeooo:paragraph-rsid="00197e01"/>
    </style:style>
    <style:style style:name="P40" style:family="paragraph" style:parent-style-name="Heading_20_2">
      <style:text-properties officeooo:rsid="00197e01" officeooo:paragraph-rsid="001ba602"/>
    </style:style>
    <style:style style:name="P41" style:family="paragraph" style:parent-style-name="Heading_20_2">
      <style:text-properties officeooo:rsid="001d9aeb" officeooo:paragraph-rsid="001d9aeb"/>
    </style:style>
    <style:style style:name="P42" style:family="paragraph" style:parent-style-name="Heading_20_2">
      <style:text-properties officeooo:paragraph-rsid="0025cfb2"/>
    </style:style>
    <style:style style:name="P43" style:family="paragraph" style:parent-style-name="Heading_20_3">
      <style:text-properties officeooo:paragraph-rsid="00160be1"/>
    </style:style>
    <style:style style:name="P44" style:family="paragraph" style:parent-style-name="Table_20_Contents">
      <style:text-properties fo:font-size="18pt"/>
    </style:style>
    <style:style style:name="P45" style:family="paragraph" style:parent-style-name="Table_20_Contents">
      <style:text-properties fo:font-size="18pt" officeooo:rsid="00265687" officeooo:paragraph-rsid="00265687"/>
    </style:style>
    <style:style style:name="P46" style:family="paragraph" style:parent-style-name="Table_20_Contents">
      <style:paragraph-properties fo:text-align="center" style:justify-single-word="false"/>
      <style:text-properties fo:font-size="18pt" officeooo:rsid="00265687" officeooo:paragraph-rsid="00265687"/>
    </style:style>
    <style:style style:name="P47" style:family="paragraph" style:parent-style-name="Table_20_Contents">
      <style:text-properties fo:font-size="16pt" officeooo:rsid="00265687" officeooo:paragraph-rsid="00265687"/>
    </style:style>
    <style:style style:name="P48" style:family="paragraph" style:parent-style-name="Table_20_Contents">
      <style:text-properties fo:font-size="16pt"/>
    </style:style>
    <style:style style:name="P49" style:family="paragraph" style:parent-style-name="Text_20_body" style:list-style-name="L1">
      <style:paragraph-properties fo:margin-top="0in" fo:margin-bottom="0in" style:contextual-spacing="false"/>
      <style:text-properties fo:font-size="16pt" officeooo:rsid="00063fb8" officeooo:paragraph-rsid="00063fb8"/>
    </style:style>
    <style:style style:name="P50" style:family="paragraph" style:parent-style-name="Text_20_body" style:list-style-name="L2" style:master-page-name="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6pt" officeooo:rsid="00063fb8" officeooo:paragraph-rsid="00063fb8"/>
    </style:style>
    <style:style style:name="P51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3fb8"/>
    </style:style>
    <style:style style:name="P52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3fb8" officeooo:paragraph-rsid="0006cd3b"/>
    </style:style>
    <style:style style:name="P53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6cd3b" officeooo:paragraph-rsid="0006cd3b"/>
    </style:style>
    <style:style style:name="P54" style:family="paragraph" style:parent-style-name="Text_20_body" style:list-style-name="L2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/>
      <style:text-properties fo:font-size="16pt" officeooo:rsid="0008f066" officeooo:paragraph-rsid="0008f066"/>
    </style:style>
    <style:style style:name="P55" style:family="paragraph" style:parent-style-name="Text_20_body" style:list-style-name="L3">
      <style:paragraph-properties fo:margin-top="0in" fo:margin-bottom="0in" style:contextual-spacing="false"/>
      <style:text-properties officeooo:rsid="000981ff" officeooo:paragraph-rsid="000981ff"/>
    </style:style>
    <style:style style:name="P56" style:family="paragraph" style:parent-style-name="Text_20_body" style:list-style-name="L4">
      <style:paragraph-properties fo:margin-top="0in" fo:margin-bottom="0in" style:contextual-spacing="false"/>
      <style:text-properties officeooo:rsid="000981ff" officeooo:paragraph-rsid="000981ff"/>
    </style:style>
    <style:style style:name="P57" style:family="paragraph" style:parent-style-name="Text_20_body" style:list-style-name="L5">
      <style:paragraph-properties fo:margin-top="0in" fo:margin-bottom="0in" style:contextual-spacing="false"/>
      <style:text-properties officeooo:rsid="0009d3f9" officeooo:paragraph-rsid="0009d3f9"/>
    </style:style>
    <style:style style:name="P58" style:family="paragraph" style:parent-style-name="Text_20_body" style:list-style-name="L6">
      <style:paragraph-properties fo:margin-top="0in" fo:margin-bottom="0in" style:contextual-spacing="false"/>
      <style:text-properties officeooo:rsid="000b2dc6" officeooo:paragraph-rsid="000b2dc6"/>
    </style:style>
    <style:style style:name="P59" style:family="paragraph" style:parent-style-name="Text_20_body" style:list-style-name="L6">
      <style:paragraph-properties fo:margin-top="0in" fo:margin-bottom="0in" style:contextual-spacing="false"/>
      <style:text-properties officeooo:rsid="000d9dc7" officeooo:paragraph-rsid="000d9dc7"/>
    </style:style>
    <style:style style:name="P60" style:family="paragraph" style:parent-style-name="Text_20_body" style:list-style-name="L7">
      <style:paragraph-properties fo:margin-top="0in" fo:margin-bottom="0in" style:contextual-spacing="false"/>
      <style:text-properties officeooo:rsid="000d9dc7" officeooo:paragraph-rsid="000d9dc7"/>
    </style:style>
    <style:style style:name="P61" style:family="paragraph" style:parent-style-name="Text_20_body" style:list-style-name="L8">
      <style:paragraph-properties fo:margin-top="0in" fo:margin-bottom="0in" style:contextual-spacing="false"/>
      <style:text-properties officeooo:rsid="000d9dc7" officeooo:paragraph-rsid="000d9dc7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officeooo:rsid="000eed7d" officeooo:paragraph-rsid="000eed7d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officeooo:rsid="000eed7d" officeooo:paragraph-rsid="000eed7d"/>
    </style:style>
    <style:style style:name="P64" style:family="paragraph" style:parent-style-name="Text_20_body" style:list-style-name="L1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1b6c3" officeooo:paragraph-rsid="0011b6c3"/>
    </style:style>
    <style:style style:name="P65" style:family="paragraph" style:parent-style-name="Text_20_body" style:list-style-name="L1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1b6c3" officeooo:paragraph-rsid="0011b6c3"/>
    </style:style>
    <style:style style:name="P66" style:family="paragraph" style:parent-style-name="Text_20_body" style:list-style-name="L12">
      <style:paragraph-properties fo:margin-top="0in" fo:margin-bottom="0in" style:contextual-spacing="false"/>
      <style:text-properties officeooo:rsid="001297e4" officeooo:paragraph-rsid="001297e4"/>
    </style:style>
    <style:style style:name="P67" style:family="paragraph" style:parent-style-name="Text_20_body" style:list-style-name="L13">
      <style:paragraph-properties fo:margin-top="0in" fo:margin-bottom="0in" style:contextual-spacing="false"/>
      <style:text-properties officeooo:rsid="001297e4" officeooo:paragraph-rsid="0013fefc"/>
    </style:style>
    <style:style style:name="P68" style:family="paragraph" style:parent-style-name="Text_20_body" style:list-style-name="L13">
      <style:paragraph-properties fo:margin-top="0in" fo:margin-bottom="0in" style:contextual-spacing="false"/>
      <style:text-properties officeooo:rsid="0013fefc" officeooo:paragraph-rsid="0013fefc"/>
    </style:style>
    <style:style style:name="P69" style:family="paragraph" style:parent-style-name="Text_20_body" style:list-style-name="L14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70" style:family="paragraph" style:parent-style-name="Text_20_body" style:list-style-name="L14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158fb5" officeooo:paragraph-rsid="00158fb5"/>
    </style:style>
    <style:style style:name="P71" style:family="paragraph" style:parent-style-name="Text_20_body" style:list-style-name="L14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58fb5" officeooo:paragraph-rsid="00158fb5"/>
    </style:style>
    <style:style style:name="P72" style:family="paragraph" style:parent-style-name="Text_20_body" style:list-style-name="L15"/>
    <style:style style:name="P73" style:family="paragraph" style:parent-style-name="Text_20_body" style:list-style-name="L16">
      <style:text-properties officeooo:rsid="00160be1" officeooo:paragraph-rsid="00160be1"/>
    </style:style>
    <style:style style:name="P74" style:family="paragraph" style:parent-style-name="Text_20_body" style:list-style-name="L17" style:master-page-name="">
      <loext:graphic-properties draw:fill="none" draw:fill-color="#729fcf"/>
      <style:paragraph-properties fo:margin-left="0.3118in" fo:margin-right="0in" fo:margin-top="0in" fo:margin-bottom="0in" style:contextual-spacing="false" fo:line-height="115%" fo:text-indent="-0.25in" style:auto-text-indent="false" style:page-number="auto" fo:background-color="transparent">
        <style:tab-stops>
          <style:tab-stop style:position="-0.1835in"/>
          <style:tab-stop style:position="-0.0583in"/>
        </style:tab-stops>
      </style:paragraph-properties>
      <style:text-properties officeooo:rsid="00176e90" officeooo:paragraph-rsid="00197e01"/>
    </style:style>
    <style:style style:name="P75" style:family="paragraph" style:parent-style-name="Text_20_body" style:list-style-name="L17">
      <loext:graphic-properties draw:fill="none" draw:fill-color="#729fcf"/>
      <style:paragraph-properties fo:margin-left="0.3118in" fo:margin-right="0in" fo:margin-top="0in" fo:margin-bottom="0in" style:contextual-spacing="false" fo:line-height="115%" fo:text-indent="-0.25in" style:auto-text-indent="false" fo:background-color="transparent">
        <style:tab-stops>
          <style:tab-stop style:position="-0.1835in"/>
          <style:tab-stop style:position="-0.0583in"/>
        </style:tab-stops>
      </style:paragraph-properties>
      <style:text-properties officeooo:rsid="00176e90" officeooo:paragraph-rsid="00176e90"/>
    </style:style>
    <style:style style:name="P76" style:family="paragraph" style:parent-style-name="Text_20_body" style:list-style-name="L18">
      <style:text-properties officeooo:rsid="00197e01" officeooo:paragraph-rsid="00197e01"/>
    </style:style>
    <style:style style:name="P77" style:family="paragraph" style:parent-style-name="Text_20_body" style:list-style-name="L19">
      <style:text-properties fo:font-weight="normal" officeooo:rsid="001ba602" officeooo:paragraph-rsid="001ba602" style:font-weight-asian="normal" style:font-weight-complex="normal"/>
    </style:style>
    <style:style style:name="P78" style:family="paragraph" style:parent-style-name="Text_20_body" style:list-style-name="L20">
      <style:text-properties officeooo:rsid="001d9aeb" officeooo:paragraph-rsid="001d9aeb"/>
    </style:style>
    <style:style style:name="P79" style:family="paragraph" style:parent-style-name="Text_20_body" style:list-style-name="L21">
      <style:text-properties officeooo:paragraph-rsid="001ee800"/>
    </style:style>
    <style:style style:name="P80" style:family="paragraph" style:parent-style-name="Text_20_body" style:list-style-name="L22">
      <style:text-properties officeooo:rsid="001fe7ad" officeooo:paragraph-rsid="001fe7ad"/>
    </style:style>
    <style:style style:name="P81" style:family="paragraph" style:parent-style-name="Text_20_body" style:list-style-name="L23">
      <style:text-properties officeooo:rsid="002061a2" officeooo:paragraph-rsid="002061a2"/>
    </style:style>
    <style:style style:name="P82" style:family="paragraph" style:parent-style-name="Text_20_body" style:list-style-name="L24">
      <style:text-properties officeooo:rsid="0023e3e0" officeooo:paragraph-rsid="0023e3e0"/>
    </style:style>
    <style:style style:name="P83" style:family="paragraph" style:parent-style-name="Text_20_body" style:list-style-name="L26">
      <style:text-properties officeooo:rsid="0025cfb2" officeooo:paragraph-rsid="0025cfb2"/>
    </style:style>
    <style:style style:name="P84" style:family="paragraph" style:parent-style-name="Text_20_body" style:list-style-name="L27">
      <style:text-properties officeooo:rsid="0025cfb2" officeooo:paragraph-rsid="0025cfb2"/>
    </style:style>
    <style:style style:name="P85" style:family="paragraph" style:parent-style-name="Text_20_body" style:list-style-name="L30">
      <style:text-properties officeooo:rsid="0025cfb2" officeooo:paragraph-rsid="0025cfb2"/>
    </style:style>
    <style:style style:name="P86" style:family="paragraph" style:parent-style-name="Text_20_body" style:list-style-name="L31">
      <style:text-properties officeooo:rsid="0025cfb2" officeooo:paragraph-rsid="0025cfb2"/>
    </style:style>
    <style:style style:name="P87" style:family="paragraph" style:parent-style-name="Text_20_body">
      <style:text-properties officeooo:paragraph-rsid="0025cfb2"/>
    </style:style>
    <style:style style:name="P88" style:family="paragraph" style:parent-style-name="Text_20_body" style:list-style-name="L28">
      <style:text-properties officeooo:paragraph-rsid="0025cfb2"/>
    </style:style>
    <style:style style:name="P89" style:family="paragraph" style:parent-style-name="Text_20_body">
      <style:text-properties officeooo:rsid="00265687" officeooo:paragraph-rsid="00265687"/>
    </style:style>
    <style:style style:name="P90" style:family="paragraph" style:parent-style-name="Text_20_body" style:list-style-name="L33">
      <style:text-properties officeooo:rsid="00265687" officeooo:paragraph-rsid="00265687"/>
    </style:style>
    <style:style style:name="P91" style:family="paragraph" style:parent-style-name="Text_20_body" style:list-style-name="L34">
      <style:text-properties officeooo:rsid="00265687" officeooo:paragraph-rsid="00265687"/>
    </style:style>
    <style:style style:name="P92" style:family="paragraph" style:parent-style-name="Text_20_body">
      <style:text-properties officeooo:paragraph-rsid="00265687"/>
    </style:style>
    <style:style style:name="T1" style:family="text">
      <style:text-properties officeooo:rsid="0005b2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e01" style:font-weight-asian="bold" style:font-weight-complex="bold"/>
    </style:style>
    <style:style style:name="T4" style:family="text">
      <style:text-properties fo:font-weight="bold" officeooo:rsid="001ba602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officeooo:rsid="00063fb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6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officeooo:rsid="000b2dc6"/>
    </style:style>
    <style:style style:name="T12" style:family="text">
      <style:text-properties officeooo:rsid="000d9dc7"/>
    </style:style>
    <style:style style:name="T13" style:family="text">
      <style:text-properties officeooo:rsid="000eed7d"/>
    </style:style>
    <style:style style:name="T14" style:family="text">
      <style:text-properties officeooo:rsid="0010f727"/>
    </style:style>
    <style:style style:name="T15" style:family="text">
      <style:text-properties officeooo:rsid="0013fefc"/>
    </style:style>
    <style:style style:name="T16" style:family="text">
      <style:text-properties officeooo:rsid="00160be1"/>
    </style:style>
    <style:style style:name="T17" style:family="text">
      <style:text-properties officeooo:rsid="0018fbaf"/>
    </style:style>
    <style:style style:name="T18" style:family="text">
      <style:text-properties officeooo:rsid="00197e01"/>
    </style:style>
    <style:style style:name="T19" style:family="text">
      <style:text-properties officeooo:rsid="001a4225"/>
    </style:style>
    <style:style style:name="T20" style:family="text">
      <style:text-properties officeooo:rsid="0022ffd1"/>
    </style:style>
    <style:style style:name="T21" style:family="text">
      <style:text-properties officeooo:rsid="0025cfb2"/>
    </style:style>
    <style:style style:name="T22" style:family="text">
      <style:text-properties officeooo:rsid="00265687"/>
    </style:style>
    <style:style style:name="T23" style:family="text">
      <style:text-properties fo:font-size="20pt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hunkowość finansowa</text:p>
      <text:h text:style-name="P22" text:outline-level="1">Lekcja 1: <text:span text:style-name="T1">Aktywa trwałe – klasyfikacja i wycena</text:span> (19/2/2024)</text:h>
      <text:h text:style-name="P30" text:outline-level="2"/>
      <text:h text:style-name="P30" text:outline-level="2">Pojęcie aktywów:</text:h>
      <text:p text:style-name="P5"><text:span text:style-name="T10">Aktywa</text:span><text:span text:style-name="T5"> </text:span><text:span text:style-name="T9">to kontrolowane przez jednostkę zasoby majątkowe o wiarygodnie ustałonej wartości powstałe w wyniku przeszłych zdarzeń, które spowodują w przuszłości wpływ do jednostki korzyści ekonimicznych.</text:span></text:p>
      <text:list text:style-name="L1">
        <text:list-item>
          <text:p text:style-name="P49"><text:span text:style-name="T2">Aktywa obrorowe </text:span>to składniki majątkowe ktorych <text:span text:style-name="T7">okres użytkowania do roku.</text:span></text:p>
        </text:list-item>
        <text:list-item>
          <text:p text:style-name="P49"><text:span text:style-name="T2">Aktywa trwałe </text:span>to składniki majątkowe ktorych <text:span text:style-name="T7">okres użytkowania od roku.</text:span></text:p>
        </text:list-item>
      </text:list>
      <text:h text:style-name="P31" text:outline-level="2"/>
      <text:h text:style-name="P31" text:outline-level="2"><text:span text:style-name="T6">Kategorie cen/wartości stosowane do wyceny aktywów trwałych</text:span>:</text:h>
      <text:list text:style-name="L2">
        <text:list-item>
          <text:p text:style-name="P50"><text:span text:style-name="T8">Cena nabycia →</text:span> Zakup środków trwałych. </text:p>
        </text:list-item>
        <text:list-item>
          <text:p text:style-name="P52"><text:span text:style-name="T2">Koszt wytworzenia → </text:span>Wytworzenie środka trwałego we włąsnym zakresie. </text:p>
          <text:p text:style-name="P53">Obejmuje koszty bezpośrednie produkcji tego składnika majątku oraz przypadającą na okres jego wytrzymania uzasadnioną część kosztów pośrednich produkcji.</text:p>
        </text:list-item>
        <text:list-item>
          <text:p text:style-name="P52"><text:span text:style-name="T2">Cena sprzedaży netto →</text:span> Nieodpłatne otrzymanie lub otrzymanie w firmue aportu. </text:p>
          <text:p text:style-name="P53">Możliwa do uzyskania na dzień bilansowy cena sprzedaży, bez podatku VAT i podatku akcyzowego, pomniekszona o rabaty, opusty i inne podobne zmiejszenia oraz koszty związane z przystosowaniem do sprzedaży, a powiększona o dotacje przedmiotowe.</text:p>
        </text:list-item>
        <text:list-item>
          <text:p text:style-name="P51"><text:span text:style-name="T2">Wartość godziwa → </text:span>Składniki aktywów, nabyte w drodze wymiany I dla których nie istnieja porównywalne transakcje na rynku. </text:p>
          <text:p text:style-name="P54">Kwota za jaką dany składnik aktywów mógłby zostać wymieniony, a zobowiązania uregulowane na warunkach transakcji rynkowej, pomiędzy zainteresowanymi I dobrze poinformowanymi, niepowiązanymi ze sobą stronami.</text:p>
        </text:list-item>
      </text:list>
      <text:p text:style-name="P9"/>
      <text:h text:style-name="P23" text:outline-level="1">Wartości niematerialne I prawne (26/2/2024)</text:h>
      <text:p text:style-name="P2">To nabyte przez podmiot gospodarczy prawa majątkowe nadające się do gospodatczego wykorzystania o przewidywanym okresie ekonomucznej…</text:p>
      <text:p text:style-name="P2"/>
      <text:h text:style-name="P30" text:outline-level="2">Wartości niematerialne I prawne </text:h>
      <text:list text:style-name="L3">
        <text:list-item>
          <text:p text:style-name="P55">Prawa majątkowe</text:p>
        </text:list-item>
        <text:list-item>
          <text:p text:style-name="P55">Wartość firmy</text:p>
        </text:list-item>
        <text:list-item>
          <text:p text:style-name="P55">Koszty zakończonych prac rozwojowych</text:p>
        </text:list-item>
      </text:list>
      <text:h text:style-name="P30" text:outline-level="2"/>
      <text:h text:style-name="P30" text:outline-level="2">Podstawowe składniki wartości niemarerialnych I prwawnych </text:h>
      <text:list text:style-name="L4">
        <text:list-item>
          <text:p text:style-name="P56">Cena nabychia</text:p>
        </text:list-item>
        <text:list-item>
          <text:p text:style-name="P56">Koszt wytworzenia</text:p>
        </text:list-item>
        <text:list-item>
          <text:p text:style-name="P56">Wartość godziwa</text:p>
        </text:list-item>
        <text:list-item>
          <text:p text:style-name="P56">Wyjątkowo cena sprzedaży</text:p>
        </text:list-item>
      </text:list>
      <text:h text:style-name="P30" text:outline-level="2"/>
      <text:h text:style-name="P30" text:outline-level="2">Odpisy amortyzacujne </text:h>
      <text:p text:style-name="P3">A = Wp/t, gdzie</text:p>
      <text:p text:style-name="P3">A – stawka amortyzacji</text:p>
      <text:p text:style-name="P3">Wp – Wartość początkowa</text:p>
      <text:p text:style-name="P3">t – przewidywany okres użytkowania składnika wartości niematerialnych o prawnych</text:p>
      <text:h text:style-name="P30" text:outline-level="2"/>
      <text:h text:style-name="P30" text:outline-level="2">Wycena bilnsowa wartości niematerialnych I prawnych</text:h>
      <text:p text:style-name="P3">Wartości niemarerialne I prwawne wycenia się nie rzadziej niż na dzień bilansowy według cen nabycia lub kosztów wytworzenia, pomniejszonych o odpisy amortyzacyjne lub umorzeniowe, a także o odpisy z tytuły trwałej utraty wartości.</text:p>
      <text:p text:style-name="P3"/>
      <text:h text:style-name="P30" text:outline-level="2"><text:soft-page-break/>Odpisy z tytułu trwałej utraty wartości</text:h>
      <text:p text:style-name="P10">Zachodzi w przypadku gdy istnieje duże prawdopodbieństwo, że kontrolowany przez jednostkę składnik nie przyniesie w przyszłości zamierzonych korzyści ekonomicznych, np. na skutek:</text:p>
      <text:list text:style-name="L5">
        <text:list-item>
          <text:p text:style-name="P57">zmiany technologii produkcji </text:p>
        </text:list-item>
        <text:list-item>
          <text:p text:style-name="P57">przeznaczenia do likwidacji</text:p>
        </text:list-item>
        <text:list-item>
          <text:p text:style-name="P57">wycoganua z używania</text:p>
        </text:list-item>
      </text:list>
      <text:h text:style-name="P30" text:outline-level="2"/>
      <text:h text:style-name="P30" text:outline-level="2">Nabyte przez podmioty <text:span text:style-name="T11">gospodarcze prawa majątkowe:</text:span></text:h>
      <text:list text:style-name="L6">
        <text:list-item>
          <text:p text:style-name="P58">prawa autorskie</text:p>
        </text:list-item>
        <text:list-item>
          <text:p text:style-name="P58">prawa do projektów, wynalazków patentów, znaków towarowych, wzorów zdobnuczych, licencji, modeli, tajnych formuł I procesów produkcyjnych, filmów kinematograficznych, taśm magnetowych lub filmowych dka radia i telewizji.</text:p>
        </text:list-item>
        <text:list-item>
          <text:p text:style-name="P58">Prawa do wykorzystania doświadczeń naukowych, przemysłowych lub handlowych (know-how<text:span text:style-name="T12">)</text:span></text:p>
        </text:list-item>
        <text:list-item>
          <text:p text:style-name="P59">konsesje</text:p>
        </text:list-item>
        <text:list-item>
          <text:p text:style-name="P59">programy</text:p>
        </text:list-item>
      </text:list>
      <text:h text:style-name="P30" text:outline-level="2"/>
      <text:h text:style-name="P30" text:outline-level="2">Wartość firmy</text:h>
      <text:p text:style-name="P11">Wyraża różnice między zapłaconą sprzedawcy ceną za firmę, a niższą od niej wartością godziwą nabytych składników majątkowych firmy.</text:p>
      <text:p text:style-name="P11">Przykład: </text:p>
      <text:p text:style-name="P11">Firma X kupuje firmę Y za 15k zł.</text:p>
      <text:p text:style-name="P11">Wartość godziwa zakupionych składników aktywów wynosi 13500zł, w tym.</text:p>
      <text:list text:style-name="L7">
        <text:list-item>
          <text:p text:style-name="P60">A – 10k B – 3k C – 0.5k</text:p>
        </text:list-item>
      </text:list>
      <text:p text:style-name="P11">Wartość firmy Y zostałą wyceniona w sposób następujący:</text:p>
      <text:list text:style-name="L8">
        <text:list-item>
          <text:p text:style-name="P61">cena firmy 15</text:p>
        </text:list-item>
        <text:list-item>
          <text:p text:style-name="P61">cena godziwa 13.5k</text:p>
        </text:list-item>
      </text:list>
      <text:h text:style-name="P30" text:outline-level="2"><text:soft-page-break/>Koszty zakończonych prac rozwojowych.</text:h>
      <text:p text:style-name="P11">Koszty o charakterze badań lub w iny sposób uzuskanje wiedzy, kwalifikującym ke do wykorzystania w produkcji określonych nowych lub ulepszonych produktów lub technologii.</text:p>
      <text:h text:style-name="P30" text:outline-level="2"/>
      <text:h text:style-name="P30" text:outline-level="2">Warukni zaliczenia kosztów zakończonych prac rozwojowych do wartości niematerialnych:</text:h>
      <text:list text:style-name="L9">
        <text:list-item>
          <text:p text:style-name="P62">Ściśle ustalono przyszły produkt lub technologię ...</text:p>
        </text:list-item>
        <text:list-item>
          <text:p text:style-name="P62">…</text:p>
        </text:list-item>
        <text:list-item>
          <text:p text:style-name="P62">…</text:p>
        </text:list-item>
      </text:list>
      <text:h text:style-name="P30" text:outline-level="2"/>
      <text:h text:style-name="P30" text:outline-level="2">Zwiększenia stany wartości niematerialnych I prawnych:</text:h>
      <text:list text:style-name="L10">
        <text:list-item>
          <text:p text:style-name="P63">Zakup wartości niematerialnych i prawnych</text:p>
        </text:list-item>
        <text:list-item>
          <text:p text:style-name="P63">Nieopłatne otrzymanie wartości niematerialnych i prawnych</text:p>
        </text:list-item>
        <text:list-item>
          <text:p text:style-name="P63">Przyjęcia wartości niematerialnych o prawnych…</text:p>
        </text:list-item>
        <text:list-item>
          <text:p text:style-name="P63">…</text:p>
        </text:list-item>
      </text:list>
      <text:h text:style-name="P32" text:outline-level="2"/>
      <text:h text:style-name="P32" text:outline-level="2">Z<text:span text:style-name="T13">mniekszenia</text:span> stany wartości niematerialnych I prawnych:</text:h>
      <text:p text:style-name="P6">…</text:p>
      <text:h text:style-name="P30" text:outline-level="2"/>
      <text:h text:style-name="P30" text:outline-level="2">Ewidencja wartości niematerialnych I prawnych:</text:h>
      <text:p text:style-name="P12">…</text:p>
      <text:h text:style-name="P24" text:outline-level="1"/>
      <text:h text:style-name="P25" text:outline-level="1">Inwestycje długoterminowe <text:span text:style-name="T14">(4/3/2024)</text:span></text:h>
      <text:h text:style-name="P33" text:outline-level="2"/>
      <text:h text:style-name="P35" text:outline-level="2">Defenicja inwestycji</text:h>
      <text:p text:style-name="P4"><text:span text:style-name="T2">Inwestycja</text:span> to aktywa nabywe w celu osiągnięcia korzyści ekonomicznych wynikających z przyrostu wartości tych aktywów, uzyskania z nich przychodów w formie odsetek, dywidend lub innnych pożytków, a w szczególności aktywa finansowe oraz te nieruchomości i wartości niematerialne i prawne, które są użytkowane przez jednostkę, lecz zostały nabyte w celu osiągnięcia korszyści.</text:p>
      <text:h text:style-name="P34" text:outline-level="2"/>
      <text:h text:style-name="P36" text:outline-level="2">Warunki zaliczenia aktywów do inwestycji:</text:h>
      <text:list text:style-name="L11">
        <text:list-item>
          <text:p text:style-name="P64">Są kontrolowane przez jednostkę</text:p>
        </text:list-item>
        <text:list-item>
          <text:p text:style-name="P65">Można oszacować w wiarygodny sposób ich wartość</text:p>
        </text:list-item>
        <text:list-item>
          <text:p text:style-name="P65">Zostały kupione, otrzymane w formie aportu lub darowizny</text:p>
        </text:list-item>
        <text:list-item>
          <text:p text:style-name="P65">Korzyści czerpane z tych aktywów to np.: odsetki, dywidendy, przyrost, wartości, czynsz…</text:p>
        </text:list-item>
      </text:list>
      <text:p text:style-name="P8"/>
      <text:h text:style-name="P37" text:outline-level="2">Podział inwestycji ze względu na postać</text:h>
      <text:list text:style-name="L12">
        <text:list-item>
          <text:p text:style-name="P66">Finansowe</text:p>
          <text:list>
            <text:list-item>
              <text:p text:style-name="P66">Aktywa finansowe</text:p>
            </text:list-item>
          </text:list>
        </text:list-item>
        <text:list-item>
          <text:p text:style-name="P66">Niefinansowe</text:p>
          <text:list>
            <text:list-item>
              <text:p text:style-name="P66">Nieruchomości inwestycyjne</text:p>
            </text:list-item>
            <text:list-item>
              <text:p text:style-name="P66">Wartości niematerialne i prawne</text:p>
            </text:list-item>
          </text:list>
        </text:list-item>
      </text:list>
      <text:p text:style-name="P7"/>
      <text:h text:style-name="P38" text:outline-level="2"><text:span text:style-name="T15">Struktura </text:span>inwestycji <text:span text:style-name="T15">długoterminowych według bilansu:</text:span></text:h>
      <text:list text:style-name="L13">
        <text:list-item>
          <text:p text:style-name="P68">Nieruchomości </text:p>
        </text:list-item>
        <text:list-item>
          <text:p text:style-name="P67">Wartości niematerialne i prawne</text:p>
        </text:list-item>
        <text:list-item>
          <text:p text:style-name="P68">Długoterminowe aktywa finansowe</text:p>
          <text:list>
            <text:list-item>
              <text:p text:style-name="P68">W jednostkach powiązanych i pozostałych jednostkach:</text:p>
              <text:list>
                <text:list-item>
                  <text:p text:style-name="P68">udziały i alcje</text:p>
                </text:list-item>
                <text:list-item>
                  <text:p text:style-name="P68">inne papiery wartościowe</text:p>
                </text:list-item>
                <text:list-item>
                  <text:p text:style-name="P68">udzielone pożyczki</text:p>
                </text:list-item>
                <text:list-item>
                  <text:p text:style-name="P68">inne długoterminowe aktywa finansowe</text:p>
                </text:list-item>
              </text:list>
            </text:list-item>
          </text:list>
        </text:list-item>
      </text:list>
      <text:h text:style-name="Heading_20_3" text:outline-level="3"><text:soft-page-break/>Nieruchomości</text:h>
      <text:list text:style-name="L14">
        <text:list-item>
          <text:p text:style-name="P69">Grunty</text:p>
        </text:list-item>
        <text:list-item>
          <text:p text:style-name="P70">Prawo wieczystego użytkowania gruntów</text:p>
        </text:list-item>
        <text:list-item>
          <text:p text:style-name="P70">Budynki lub ich części</text:p>
          <text:p text:style-name="P71">Stanowiają źródło przychodów w postaci czynszu lub przyrostu wartości. Nie są wykorzystywane w działalności operacujnej jednostki.</text:p>
        </text:list-item>
      </text:list>
      <text:h text:style-name="P43" text:outline-level="3">Wartości niematerialne i prawne:</text:h>
      <text:p text:style-name="Text_20_body">Nabyte pezez jednostkę prawa majątkowe, nie przeznaczone na potrzeby działalności operacujnej jednostki, a w celu osiągnięcua korzyści w postaci:</text:p>
      <text:list text:style-name="L15">
        <text:list-item>
          <text:p text:style-name="P72">Przyrosty wartości </text:p>
        </text:list-item>
        <text:list-item>
          <text:p text:style-name="P72">Odsetek, dywidend (udziałów w zyskach)</text:p>
        </text:list-item>
        <text:list-item>
          <text:p text:style-name="P72">Czynszów</text:p>
        </text:list-item>
        <text:list-item>
          <text:p text:style-name="P72">Przychodów z transakcji handlowych</text:p>
        </text:list-item>
      </text:list>
      <text:h text:style-name="P43" text:outline-level="3"><text:span text:style-name="T16">Aktywa finansowe</text:span>:</text:h>
      <text:list text:style-name="L16">
        <text:list-item>
          <text:p text:style-name="P73">Aktywa pieniężne</text:p>
        </text:list-item>
        <text:list-item>
          <text:p text:style-name="P73">Instrumenty kapitałowe wyermitowane przez inną jednostkę</text:p>
        </text:list-item>
        <text:list-item>
          <text:p text:style-name="P73">Wynikające z kontraktu prawo do otrzymania aktywów pieniężnych</text:p>
        </text:list-item>
        <text:list-item>
          <text:p text:style-name="P73">Wynikające z kontrakty prawo wymiany instrumentów finansowych z inną jednostką na korzystnych warunkach.</text:p>
        </text:list-item>
      </text:list>
      <text:p text:style-name="P14"/>
      <text:h text:style-name="P26" text:outline-level="1">Należności krótkoterminowe</text:h>
      <text:p text:style-name="P15">Należność – środki pieniężne posiadane przez kontragentów, </text:p>
      <text:p text:style-name="P16">Należności to wynikające ze zdarzeń przeszłyuch uprawnienie wierzyciela do otrzymania w umówionym czasie rzetelnie wycenionych świadczeń pięniężnych.</text:p>
      <text:p text:style-name="P16">Wyróżniamy 2 typy: </text:p>
      <text:list text:style-name="L17">
        <text:list-item>
          <text:p text:style-name="P74"><text:span text:style-name="T3">Roszczeniami spornymi </text:span><text:span text:style-name="T17">(</text:span><text:span text:style-name="T18">W przypadku dochodzenia wierzytelności drogą sądową nazywa się je</text:span><text:span text:style-name="T17">)</text:span></text:p>
        </text:list-item>
        <text:list-item>
          <text:p text:style-name="P75"><text:span text:style-name="T2">Rozliczenia </text:span>(<text:span text:style-name="T18">Rozrachunki wymagąjące postęepowania wyjaśniającego w celu ich akceptacji lub odrzycenia</text:span>)</text:p>
        </text:list-item>
      </text:list>
      <text:h text:style-name="Heading_20_2" text:outline-level="2"/>
      <text:h text:style-name="Heading_20_2" text:outline-level="2">Kombinowane należności zobowiązaniami:</text:h>
      <text:p text:style-name="P13">Należności w szczególnych przypadkach mogą być kompensowane zobowiązaniami. Dotyczy to zwłaszcza rozluczeń międz<text:span text:style-name="T19">y</text:span> jednostkami...</text:p>
      <text:h text:style-name="P39" text:outline-level="2"/>
      <text:h text:style-name="P39" text:outline-level="2">Wycena wstępna rozrachunków:</text:h>
      <text:list text:style-name="L18">
        <text:list-item>
          <text:p text:style-name="P76">W momencie początkowego ujęcia w księgach rachunkowych rozrachunki ujmuje się według <text:span text:style-name="T2">wartości nominalnej </text:span>(np. Kwota brutto z faktury). </text:p>
        </text:list-item>
        <text:list-item>
          <text:p text:style-name="P76">Jeżeli rozrachunki są wyrażone w walutach obcych, to ich wartość nominalna zostaje przeliczona na złote polskie według <text:span text:style-name="T2">średniego kursu ogłoszonego dla danej waluty przez NBP z dnia poprzedzającego dzień transakcji.</text:span></text:p>
        </text:list-item>
      </text:list>
      <text:h text:style-name="P40" text:outline-level="2"><text:span text:style-name="T2"/></text:h>
      <text:h text:style-name="P40" text:outline-level="2"><text:span text:style-name="T2">Wycena </text:span><text:span text:style-name="T4">bilansowa</text:span><text:span text:style-name="T2"> rozrachunków:</text:span></text:h>
      <text:list text:style-name="L19">
        <text:list-item>
          <text:p text:style-name="P77">Na dzień bilansowy rozrachunki wycenia się w<text:span text:style-name="T2"> kwocie wymagającej zapłaty</text:span></text:p>
        </text:list-item>
        <text:list-item>
          <text:p text:style-name="P77">Kwota wymagająca zapłaty to wartość nominalna powiększona o należne odsetki oraz kary umowne, a pomniejszona o ewentualne odpisy aktyalizujące wartość należności.</text:p>
        </text:list-item>
      </text:list>
      <text:h text:style-name="P41" text:outline-level="2"><text:soft-page-break/>Klasyfikacja przedmiotowa należności i zobowiązań</text:h>
      <text:list text:style-name="L20">
        <text:list-item>
          <text:p text:style-name="P78">Z tytułu dostaw i usług</text:p>
        </text:list-item>
        <text:list-item>
          <text:p text:style-name="P78">Z tytułu podatku, ceł, ubezpieczeń społecznych</text:p>
        </text:list-item>
        <text:list-item>
          <text:p text:style-name="P78">Z tytułu wynagrodzeń</text:p>
        </text:list-item>
        <text:list-item>
          <text:p text:style-name="P78">Z tytułu innych rozliczeń z pracownikami</text:p>
        </text:list-item>
        <text:list-item>
          <text:p text:style-name="P78">Z pozostałych tytułów (np. Z należnej dywidendy)</text:p>
        </text:list-item>
      </text:list>
      <text:h text:style-name="Heading_20_2" text:outline-level="2">Należności z tytułu dostaw wyrobów i usług </text:h>
      <text:list text:style-name="L21">
        <text:list-item>
          <text:p text:style-name="P79">Dotyczą głównie należności od odbiorców,</text:p>
        </text:list-item>
        <text:list-item>
          <text:p text:style-name="P79">Zalicza się do nich wymagające zapłaty należności o określonej kwocie i terminie (również sporne, ale nieskierowane na drogę sądową) za dostarczone odbiorcom produkty, towary, pomniejszone o rabaty, opusty, łącznie z należnym podatkiem VAT i naliczonymi odsetkami oraz zatrzymanymi przez odbiorców kaucjami z tytułu gwarancji i rękojmi. </text:p>
        </text:list-item>
        <text:list-item>
          <text:p text:style-name="P79">Ewidencja analityczna prowadzona jest według tytułów należności, kontrahentów oraz terminów płatności (do 12 miesięcy, powyżej 12 miesięcy).</text:p>
        </text:list-item>
      </text:list>
      <text:h text:style-name="Heading_20_2" text:outline-level="2">Rozrachunki publicznoprawne</text:h>
      <text:p text:style-name="P17">Zalicza się do nich rozrachunki z Zakładem Ubezpieczeń Społecznych, budżetem państwa, jednostkami samorządu terytorialnego i innymi jednostkami publicznymi z tytułu różnego rodzaju podatków i opłat, a także innych tytułów publicznoprawnych wynikających z regulacji prawnych.</text:p>
      <text:h text:style-name="Heading_20_2" text:outline-level="2">Rozrachunki z pracownikami</text:h>
      <text:list text:style-name="L22">
        <text:list-item>
          <text:p text:style-name="P80"><text:span text:style-name="T2">Rozrachunki z tytułu wynagrodzeń</text:span> -dotyczą rozrachunków z tytułuświadczonej przez pracowników pracy na rzecz przedsiębiorstwa i świadczeń z nimi związanych </text:p>
        </text:list-item>
        <text:list-item>
          <text:p text:style-name="P80"><text:span text:style-name="T2">Pozostałe rozrachunki</text:span> – dotyczą innych tytułów niż wynagrodzenia (np.pożyczek, zaliczek, podróży służbowych i innych świadczeń).</text:p>
        </text:list-item>
      </text:list>
      <text:h text:style-name="P27" text:outline-level="1">Zapasy</text:h>
      <text:p text:style-name="P18">Aktyw obrotowy, użuwany/sprzedawany w ciągu 12 miesięcy.</text:p>
      <text:p text:style-name="P18">Gospodorowanie zapasami obejmuje:</text:p>
      <text:list text:style-name="L23">
        <text:list-item>
          <text:p text:style-name="P81">Zakup lub wytworzenie</text:p>
        </text:list-item>
        <text:list-item>
          <text:p text:style-name="P81">Przechowywanue (Magazynowanie)</text:p>
        </text:list-item>
        <text:list-item>
          <text:p text:style-name="P81">Zużycie lub sprzedaż</text:p>
        </text:list-item>
      </text:list>
      <text:p text:style-name="P18">Możliwe jest pomięcie etapu magazynawia dla bespośredniego użycia.</text:p>
      <text:p text:style-name="P18">Gospodarowanie zapasami powinno być opisane w dokumentacji polityki rachunkowości. W dokumentacji tej powinny …</text:p>
      <text:p text:style-name="P19">Dokumenty obrotu magazynowego:</text:p>
      <text:p text:style-name="P19">Pz – przyjęcie materiałów z zewnątrz (zakup, otrzymacie w darowiznie)</text:p>
      <text:p text:style-name="P19">Zw – zwrot wewnętrzny</text:p>
      <text:p text:style-name="P19">Mm – przesuniecie międzymagazynowe</text:p>
      <text:p text:style-name="P19">Pw – przyjęcie wewnętrzne</text:p>
      <text:p text:style-name="P19">Po – przyjęcie odpadu technologicznego </text:p>
      <text:p text:style-name="P19">Wz – wydanie na zewnątrz (spredaż)</text:p>
      <text:p text:style-name="P19">Rw – rozchód wewnętrzny (do zużycia produkcji)<text:span text:style-name="T20">\</text:span></text:p>
      <text:p text:style-name="P19"/>
      <text:p text:style-name="P20">Zakupione zapasy piszą sie do kosztów.s</text:p>
      <text:p text:style-name="P20"/>
      <text:p text:style-name="P21">Wycena zapasów:</text:p>
      <text:list text:style-name="L24">
        <text:list-item>
          <text:p text:style-name="P82">Rzeczywista cena</text:p>
          <text:list>
            <text:list-item>
              <text:p text:style-name="P82">Cena zakupu</text:p>
            </text:list-item>
            <text:list-item>
              <text:p text:style-name="P82">Cena nabycia</text:p>
            </text:list-item>
          </text:list>
        </text:list-item>
        <text:list-item>
          <text:p text:style-name="P82">Stała cena ewidencyjna</text:p>
          <text:list>
            <text:list-item>
              <text:p text:style-name="P82">Cena uwtalona przez jednostkę w celu uproszczenia ewidencji</text:p>
            </text:list-item>
          </text:list>
        </text:list-item>
      </text:list>
      <text:h text:style-name="P28" text:outline-level="1">Ewidencja krótkoterminowych rozliczeń międzyokresowych. <text:span text:style-name="T21">(aktywa obrotowe)</text:span></text:h>
      <text:h text:style-name="Heading_20_2" text:outline-level="2">Czynne RMK</text:h>
      <text:list text:style-name="L31">
        <text:list-item>
          <text:p text:style-name="P86">Jednostki dokonują czynnych rozliczeń międzyokresowych kosztów gdy dotyczą one przyszłych okresów sprawzdawczych</text:p>
        </text:list-item>
      </text:list>
      <text:h text:style-name="Heading_20_2" text:outline-level="2">Operacje dotyczące czynnych RMK </text:h>
      <text:list text:style-name="L26">
        <text:list-item>
          <text:p text:style-name="P83">Koszty zakupu</text:p>
        </text:list-item>
        <text:list-item>
          <text:p text:style-name="P83">Roczny odpis na Zakładowy Fundusz swiadczeń Socjalnych</text:p>
        </text:list-item>
        <text:list-item>
          <text:p text:style-name="P83">Koszty przygotowywania i uruchomienia nowej produkcji</text:p>
        </text:list-item>
        <text:list-item>
          <text:p text:style-name="P83">Wydatki dotyczące badań sprawozdań finansowych </text:p>
        </text:list-item>
        <text:list-item>
          <text:p text:style-name="P83">Z góry uregulowane odsetki i prowizje związane z kredytami i pożyczkami</text:p>
        </text:list-item>
        <text:list-item>
          <text:p text:style-name="P83">Koszty wdrożeń programów komputerowych </text:p>
        </text:list-item>
        <text:list-item>
          <text:p text:style-name="P83">VAT naliczony, niepodlegający rozliczeniu z podatkiem VAT należnym, powstały podczas zakupu materiałów i towarów oraz ich sukcesywnemu wydawaniu z magazynu.</text:p>
        </text:list-item>
      </text:list>
      <text:h text:style-name="Heading_20_2" text:outline-level="2">Odpisywanie czynnych RMK w koszty </text:h>
      <text:list text:style-name="L27">
        <text:list-item>
          <text:p text:style-name="P84">Wydatki rozliczane w czasie mogą być odpisywane w koszty w okresach wskazanych w przyjętych przez jednostkę zasadach (polityce) rachunkowości. </text:p>
        </text:list-item>
        <text:list-item>
          <text:p text:style-name="P84">Przykładowo mogą one być odpisywane miesięcznie lub kwartalnie. </text:p>
        </text:list-item>
        <text:list-item>
          <text:p text:style-name="P84">Wówczas poniesiony wydatek dzieli się na miesiące lub kwartały, których dotyczy, a następnie w każdym miesiącu lub kwartale odnosi się w koszty taką samą wartość.</text:p>
        </text:list-item>
      </text:list>
      <text:h text:style-name="P42" text:outline-level="2">Odpisy z RMK</text:h>
      <text:list text:style-name="L28">
        <text:list-item>
          <text:p text:style-name="P88"><text:span text:style-name="T21">Ich odpisy mogą następować stosownie do upływu czasu lub wielkości świadczeń. </text:span></text:p>
        </text:list-item>
        <text:list-item>
          <text:p text:style-name="P88"><text:span text:style-name="T21">Czas i sposób ich rozliczania powinien być uzasadniony charakterem rozliczanych kosztów, z zachowaniem zasady ostrożności.</text:span></text:p>
        </text:list-item>
      </text:list>
      <text:p text:style-name="P87"/>
      <text:h text:style-name="Heading_20_2" text:outline-level="2"><text:soft-page-break/>Uproszczenia w dokonywaniu odpisów z RMK</text:h>
      <text:list text:style-name="L30">
        <text:list-item>
          <text:p text:style-name="P85">Jednostki mogą korzystać z uproszczeń, jeśli nie wywiera to istotnie ujemnego wpływu na rzetelne i jasne przedstawienie ich sytuacji majątkowej i finansowej oraz wynik finansowy.</text:p>
        </text:list-item>
        <text:list-item>
          <text:p text:style-name="P85">Jeśli kwota kosztu rozliczanego w czasie nie jest istotna, to w dacie poniesienia wydatku jego część dotyczącą danego roku można odnieść jednorazowo w koszty. Z kolei część dotyczącą następnego lub kolejnych lat obrotowych można odnosić w koszty jednorazowo w styczniu następnego roku lub kolejnych lat.</text:p>
        </text:list-item>
      </text:list>
      <text:h text:style-name="Heading_20_2" text:outline-level="2">Rozliczenia międzyokresowe kosztó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46">Rozliczenie kosztów rodzajowych</text:p>
          </table:table-cell>
          <table:covered-table-cell/>
          <table:table-cell table:style-name="Table1.A1" office:value-type="string">
            <text:p text:style-name="P45">←1→</text:p>
          </table:table-cell>
          <table:table-cell table:style-name="Table1.A1" table:number-columns-spanned="2" office:value-type="string">
            <text:p text:style-name="P45">Rozliczenia międzyokresowe kosztów</text:p>
          </table:table-cell>
          <table:covered-table-cell/>
          <table:table-cell table:style-name="Table1.A1" office:value-type="string">
            <text:p text:style-name="P45">←2→</text:p>
          </table:table-cell>
          <table:table-cell table:style-name="Table1.G1" table:number-columns-spanned="2" office:value-type="string">
            <text:p text:style-name="P45">Koszty działalności podstawowej/ <text:s text:c="28"/>pomocniczej zarządu</text:p>
          </table:table-cell>
          <table:covered-table-cell/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H2" office:value-type="string">
            <text:p text:style-name="P44"/>
          </table:table-cell>
        </table:table-row>
      </table:table>
      <text:p text:style-name="P89"/>
      <text:h text:style-name="Heading_20_2" text:outline-level="2">Przykład</text:h>
      <text:p text:style-name="P89">W styczniu 2024 r. jednostka zakupiła prenumeratę czasopism dla księgowych za 2024 rok. Dane na fakturze:</text:p>
      <text:p text:style-name="P89">a) wartość netto 1.500 zł</text:p>
      <text:p text:style-name="P89">b) VAT (8%) 120 zł</text:p>
      <text:p text:style-name="P89">c) suma faktury 1.620 zł.</text:p>
      <text:p text:style-name="P92"><text:span text:style-name="T22">Koszt prenumeraty rozliczany jest proporcjonalnie do długości czasu prenumeraty. W styczniu wartość 125 zł (1500:12 mies.) zaksięgowano w koszty. </text:span><text:span text:style-name="T23">Rozwiązanie</text:span>:</text:p>
      <table:table table:name="Table2" table:style-name="Table2">
        <table:table-column table:style-name="Table2.A" table:number-columns-repeated="6"/>
        <table:table-row>
          <table:table-cell table:style-name="Table2.A1" table:number-columns-spanned="2" office:value-type="string">
            <text:p text:style-name="P47">Rozrachunki z dostawcami</text:p>
          </table:table-cell>
          <table:covered-table-cell/>
          <table:table-cell table:style-name="Table2.A1" table:number-columns-spanned="2" office:value-type="string">
            <text:p text:style-name="P47">Rozliczenie zakupu</text:p>
          </table:table-cell>
          <table:covered-table-cell/>
          <table:table-cell table:style-name="Table2.E1" table:number-columns-spanned="2" office:value-type="string">
            <text:p text:style-name="P47">Rozrachunki z tyt. VAT</text:p>
          </table:table-cell>
          <table:covered-table-cell/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7">1620</text:p>
          </table:table-cell>
          <table:table-cell table:style-name="Table2.A2" office:value-type="string">
            <text:p text:style-name="P47">1500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7">120</text:p>
          </table:table-cell>
          <table:table-cell table:style-name="Table2.F2" office:value-type="string">
            <text:p text:style-name="P48"/>
          </table:table-cell>
        </table:table-row>
        <table:table-row>
          <table:table-cell table:style-name="Table2.A2" table:number-columns-spanned="2" office:value-type="string">
            <text:p text:style-name="P47">Rozliczenie kosztów rodzajowych</text:p>
          </table:table-cell>
          <table:covered-table-cell/>
          <table:table-cell table:style-name="Table2.A2" table:number-columns-spanned="2" office:value-type="string">
            <text:p text:style-name="P47">Rozliczenia międzyokresowe kosztów</text:p>
          </table:table-cell>
          <table:covered-table-cell/>
          <table:table-cell table:style-name="Table2.F2" table:number-columns-spanned="2" office:value-type="string">
            <text:p text:style-name="P47">Koszty zarządu</text:p>
          </table:table-cell>
          <table:covered-table-cell/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7">1500</text:p>
          </table:table-cell>
          <table:table-cell table:style-name="Table2.A2" office:value-type="string">
            <text:p text:style-name="P47">1500</text:p>
          </table:table-cell>
          <table:table-cell table:style-name="Table2.A2" office:value-type="string">
            <text:p text:style-name="P47">125</text:p>
          </table:table-cell>
          <table:table-cell table:style-name="Table2.A2" office:value-type="string">
            <text:p text:style-name="P47">125</text:p>
          </table:table-cell>
          <table:table-cell table:style-name="Table2.F2" office:value-type="string">
            <text:p text:style-name="P48"/>
          </table:table-cell>
        </table:table-row>
      </table:table>
      <text:p text:style-name="P89"/>
      <text:h text:style-name="P29" text:outline-level="1"><text:soft-page-break/>Kapitały własne</text:h>
      <text:list text:style-name="L33">
        <text:list-item>
          <text:p text:style-name="P90">Kapitał (fundusz) podstawowy</text:p>
        </text:list-item>
        <text:list-item>
          <text:p text:style-name="P90">Kapitał (fundusz) zapasowy</text:p>
        </text:list-item>
        <text:list-item>
          <text:p text:style-name="P90">Kapitał (fundusz) z aktualizacji wyceny</text:p>
        </text:list-item>
        <text:list-item>
          <text:p text:style-name="P90">Pozostałe kapitały (fundusze)</text:p>
        </text:list-item>
        <text:list-item>
          <text:p text:style-name="P90">Zysk (strata) z lat ubiegłych</text:p>
        </text:list-item>
        <text:list-item>
          <text:p text:style-name="P90">Zysk (strata) netto</text:p>
        </text:list-item>
      </text:list>
      <text:h text:style-name="Heading_20_1" text:outline-level="1">Kapitały (fundusze) własne</text:h>
      <text:list text:style-name="L34">
        <text:list-item>
          <text:p text:style-name="P91">Stanowią równowartość kapitału wniesionego od początku trwania działalności przez właścicieli, powiększone o osiągane zyski i wnoszone udziały oraz pomniejszone straty i wycofane udziały</text:p>
        </text:list-item>
        <text:list-item>
          <text:p text:style-name="P91">Stanowią równowartość <text:span text:style-name="T2">nieoznaczonego rzeczowo majątku</text:span></text:p>
        </text:list-item>
        <text:list-item>
          <text:p text:style-name="P91">Stanowią <text:span text:style-name="T2">gwarancję pokrycia strat </text:span>przedsiębiorstwa i spłaty długów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fo:font-size="18pt" officeooo:rsid="00160be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6pt" fo:font-weight="bold" officeooo:rsid="0003eb16" style:font-size-asian="36pt" style:font-weight-asian="bold" style:font-size-complex="3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4pt" fo:font-weight="bold" officeooo:rsid="0003eb16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officeooo:rsid="0005b2a0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8pt" fo:font-weight="bold" officeooo:rsid="00160be1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45:57.075703507</meta:creation-date>
    <meta:generator>LibreOffice/24.2.2.2$Linux_X86_64 LibreOffice_project/420$Build-2</meta:generator>
    <dc:date>2024-04-22T14:35:44.837387282</dc:date>
    <meta:editing-duration>PT4H22M10S</meta:editing-duration>
    <meta:editing-cycles>36</meta:editing-cycles>
    <meta:document-statistic meta:table-count="2" meta:image-count="0" meta:object-count="0" meta:page-count="12" meta:paragraph-count="215" meta:word-count="1682" meta:character-count="12372" meta:non-whitespace-character-count="10944"/>
  </office:meta>
</office:document-meta>
</file>